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3fae" officeooo:paragraph-rsid="000b3fae"/>
    </style:style>
    <style:style style:name="P2" style:family="paragraph" style:parent-style-name="Standard">
      <style:paragraph-properties fo:text-align="start" style:justify-single-word="false"/>
      <style:text-properties officeooo:rsid="000b3fae" officeooo:paragraph-rsid="000b3fae"/>
    </style:style>
    <style:style style:name="P3" style:family="paragraph" style:parent-style-name="Standard">
      <style:paragraph-properties fo:text-align="start" style:justify-single-word="false"/>
      <style:text-properties officeooo:rsid="000c6f51" officeooo:paragraph-rsid="000c6f51"/>
    </style:style>
    <style:style style:name="P4" style:family="paragraph" style:parent-style-name="Standard">
      <style:paragraph-properties fo:text-align="start" style:justify-single-word="false"/>
      <style:text-properties officeooo:rsid="000c6f51" officeooo:paragraph-rsid="000cb3c5"/>
    </style:style>
    <style:style style:name="P5" style:family="paragraph" style:parent-style-name="Standard">
      <style:paragraph-properties fo:text-align="start" style:justify-single-word="false"/>
      <style:text-properties officeooo:rsid="000c6f51" officeooo:paragraph-rsid="000e7ec3"/>
    </style:style>
    <style:style style:name="P6" style:family="paragraph" style:parent-style-name="Standard">
      <style:paragraph-properties fo:text-align="start" style:justify-single-word="false"/>
      <style:text-properties officeooo:rsid="000c6f51" officeooo:paragraph-rsid="000ec14b"/>
    </style:style>
    <style:style style:name="P7" style:family="paragraph" style:parent-style-name="Standard">
      <style:paragraph-properties fo:text-align="start" style:justify-single-word="false"/>
      <style:text-properties officeooo:rsid="000c6f51" officeooo:paragraph-rsid="000ff5ed"/>
    </style:style>
    <style:style style:name="P8" style:family="paragraph" style:parent-style-name="Standard">
      <style:paragraph-properties fo:text-align="start" style:justify-single-word="false"/>
      <style:text-properties officeooo:rsid="0011bf64" officeooo:paragraph-rsid="0011bf64"/>
    </style:style>
    <style:style style:name="T1" style:family="text">
      <style:text-properties officeooo:rsid="000cb3c5"/>
    </style:style>
    <style:style style:name="T2" style:family="text">
      <style:text-properties officeooo:rsid="000e7ec3"/>
    </style:style>
    <style:style style:name="T3" style:family="text">
      <style:text-properties officeooo:rsid="000ec14b"/>
    </style:style>
    <style:style style:name="T4" style:family="text">
      <style:text-properties officeooo:rsid="000ff5ed"/>
    </style:style>
    <style:style style:name="T5" style:family="text">
      <style:text-properties officeooo:rsid="00129f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P Assignment</text:p>
      <text:p text:style-name="P2"/>
      <text:p text:style-name="P3">1) what happens on cp cmd?</text:p>
      <text:p text:style-name="P3">A new file is created and the contents of the source is copied to the newly created destination file.</text:p>
      <text:p text:style-name="P3"><text:tab/>a) if the dst exists and src does not?</text:p>
      <text:p text:style-name="P4"><text:tab/>It gives the error - <text:s/>cp: cannot stat ‘a’: No such file or directory</text:p>
      <text:p text:style-name="P4"><text:span text:style-name="T1"><text:tab/>b) does umask affect the copying?</text:span></text:p>
      <text:p text:style-name="P4"><text:tab/><text:span text:style-name="T1">Yes. The creation of the target file will abide by the value of umask in regard to permission.</text:span></text:p>
      <text:p text:style-name="P4"><text:tab/><text:span text:style-name="T1">c) what are the differences bet copying to a new file and copying to an existing file?</text:span></text:p>
      <text:p text:style-name="P3"><text:tab/><text:span text:style-name="T1">Copying to an existing file would essentiallymean over-writing.</text:span></text:p>
      <text:p text:style-name="P5"><text:tab/><text:span text:style-name="T2">d) does the directory permission matter?</text:span></text:p>
      <text:p text:style-name="P5"><text:tab/><text:span text:style-name="T2">Yes.</text:span></text:p>
      <text:p text:style-name="P5"><text:tab/><text:span text:style-name="T2">e) what will be the permissions of the dst file on copying?</text:span></text:p>
      <text:p text:style-name="P5"><text:tab/><text:span text:style-name="T2">Complement of the value of umask.</text:span></text:p>
      <text:p text:style-name="P6"><text:tab/><text:span text:style-name="T3">f) what happens if we copy a hard linked file?</text:span></text:p>
      <text:p text:style-name="P6"><text:tab/><text:span text:style-name="T3">Copying a hard-link file is as good as copy the original file itself. The newly created file doesn't <text:tab/>point to the source file at all.</text:span></text:p>
      <text:p text:style-name="P7"><text:tab/><text:span text:style-name="T4">g) what happens if we copy a symbolically linked file?</text:span></text:p>
      <text:p text:style-name="P7"><text:tab/><text:span text:style-name="T4">Creates a new file and the contents of the file that was pointed to by the source(symbolic-link) <text:tab/>file are copied to the target file. The target file doesn't behave as a symbolic-link.</text:span></text:p>
      <text:p text:style-name="P8">Rule of thumb – cp command always creates a new file and fills in with the contents of the source file. <text:span text:style-name="T5">This implies that the target file will always have a new inode number and bears to links to the source f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21:49:01.030665847</meta:creation-date>
    <dc:date>2016-01-08T22:49:58.152677824</dc:date>
    <meta:editing-duration>PT58M57S</meta:editing-duration>
    <meta:editing-cycles>6</meta:editing-cycles>
    <meta:generator>LibreOffice/4.2.4.2$Linux_x86 LibreOffice_project/420m0$Build-2</meta:generator>
    <meta:document-statistic meta:table-count="0" meta:image-count="0" meta:object-count="0" meta:page-count="1" meta:paragraph-count="18" meta:word-count="242" meta:character-count="1304" meta:non-whitespace-character-count="1061"/>
  </office:meta>
</office:document-meta>
</file>